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V_NVDLA_CACC_CALC_int8</text:p>
          </table:table-cell>
        </table:table-row>
        <table:table-row table:style-name="ro1">
          <table:table-cell office:value-type="string" calcext:value-type="string">
            <text:p><text:s text:c="2"/>Unproven $equiv $auto$equiv_make.cc:241:find_same_wires$369: \out_partial_valid_gold \out_partial_valid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41:find_same_wires$334: \out_final_valid_gold \out_final_valid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41:find_same_wires$333: \out_final_sat_gold \out_final_sat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70:find_same_wires$264: \i_sat_vld_gold \i_sat_vld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70:find_same_wires$263: \i_sat_sel_gold \i_sat_sel_g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5:31:45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0T15:33:23.941000000</dc:date>
    <meta:editing-duration>PT1M42S</meta:editing-duration>
    <meta:editing-cycles>1</meta:editing-cycles>
    <meta:document-statistic meta:table-count="1" meta:cell-count="6" meta:object-count="0"/>
  </office:meta>
</office:document-meta>
</file>